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text-properties fo:font-family="'Arial Black'" style:font-family-generic="swiss" style:font-pitch="variable"/>
    </style:style>
    <style:style style:name="P2" style:family="paragraph">
      <style:text-properties fo:color="#ffffff" fo:font-family="'Arial Black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P3" style:family="paragraph"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Schowaj mnie</text:span><text:span text:style-name="T1"><text:line-break/></text:span><text:span text:style-name="T1">pod skrzydła Swe</text:span><text:span text:style-name="T1"><text:line-break/></text:span><text:span text:style-name="T1">Ukryj mnie</text:span><text:span text:style-name="T1"><text:line-break/></text:span><text:span text:style-name="T1">w silnej dłoni Twej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Kiedy fale mórz</text:span><text:span text:style-name="T1"><text:line-break/></text:span><text:span text:style-name="T1">chcą porwać mnie</text:span><text:span text:style-name="T1"><text:line-break/></text:span><text:span text:style-name="T1">Z Tobą wzniosę się</text:span><text:span text:style-name="T1"><text:line-break/></text:span><text:span text:style-name="T1">poniesiesz mn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anie, Królem Tyś</text:span><text:span text:style-name="T1"><text:line-break/></text:span><text:span text:style-name="T1">spienionych wód</text:span><text:span text:style-name="T1"><text:line-break/></text:span><text:span text:style-name="T1">Ja ufam Ci,</text:span><text:span text:style-name="T1"><text:line-break/></text:span><text:span text:style-name="T1">Ty jesteś Bó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5-07T18:55:42.71</dc:date>
    <meta:editing-duration>PT1H5M51S</meta:editing-duration>
    <meta:editing-cycles>7</meta:editing-cycles>
    <meta:generator>OpenOffice.org/3.4.1$Win32 OpenOffice.org_project/341m1$Build-9593</meta:generator>
    <meta:document-statistic meta:object-count="30"/>
  </office:meta>
</office:document-meta>
</file>